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="none" draw:textarea-horizontal-align="left" draw:textarea-vertical-align="top" draw:auto-grow-height="false" fo:min-height="2.132cm" fo:min-width="3.7cm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328cm" fo:min-width="5.21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7cm" fo:min-width="5.85cm" fo:wrap-option="wrap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45cm" fo:min-width="3.4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95cm" fo:min-width="4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onnector draw:style-name="gr1" draw:text-style-name="P1" xml:id="id6" draw:id="id6" draw:layer="layout" draw:type="line" svg:x1="10.35cm" svg:y1="2.9cm" svg:x2="8.9cm" svg:y2="3.937cm" draw:start-shape="id1" draw:start-glue-point="2" draw:end-shape="id2" draw:end-glue-point="4" svg:d="M10350 2900l-1450 1037" svg:viewBox="0 0 1451 1038">
          <text:p/>
        </draw:connector>
        <draw:custom-shape draw:style-name="gr2" draw:text-style-name="P1" xml:id="id2" draw:id="id2" draw:layer="layout" svg:width="8.4cm" svg:height="4.763cm" svg:x="4.7cm" svg:y="3.937cm">
          <text:p text:style-name="P2">Liczba pętli &lt; 10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9.05cm" svg:y1="16.3cm" svg:x2="15.457cm" svg:y2="20.956cm" draw:start-shape="id3" draw:start-glue-point="6" draw:end-shape="id4" draw:end-glue-point="2" svg:d="M9050 16300v5201h6407v-545" svg:viewBox="0 0 6408 5202">
          <text:p text:style-name="P2">TAK</text:p>
        </draw:connector>
        <draw:connector draw:style-name="gr3" draw:text-style-name="P4" draw:layer="layout" draw:line-skew="-2.699cm" svg:x1="4.7cm" svg:y1="6.319cm" svg:x2="9.3cm" svg:y2="26.9cm" draw:start-shape="id2" draw:start-glue-point="5" draw:end-shape="id5" svg:d="M4700 6319h-3200v20581h7800" svg:viewBox="0 0 7801 20582">
          <text:p text:style-name="P3">nie</text:p>
        </draw:connector>
        <draw:custom-shape draw:style-name="gr4" draw:text-style-name="P1" xml:id="id4" draw:id="id4" draw:layer="layout" svg:width="5.715cm" svg:height="1.578cm" draw:transform="skewX (0.736878010192006) rotate (0.0153588974175501) translate (14.008cm 19.4cm)">
          <text:p text:style-name="P2">drukuj x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-6.674cm" svg:x1="16.865cm" svg:y1="19.356cm" svg:x2="9.625cm" svg:y2="3.418cm" draw:start-shape="id4" draw:start-glue-point="0" draw:end-shape="id6" draw:end-glue-point="0" svg:d="M16865 19356v-14406h-7240v-1532" svg:viewBox="0 0 7241 15939">
          <text:p/>
        </draw:connector>
        <draw:custom-shape draw:style-name="gr5" draw:text-style-name="P1" xml:id="id3" draw:id="id3" draw:layer="layout" svg:width="12.7cm" svg:height="3.9cm" svg:x="2.7cm" svg:y="12.4cm">
          <text:p text:style-name="P2"><text:tab/><text:tab/>if x %2 ==0 and x %3 == 0: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8.9cm" svg:y1="8.7cm" svg:x2="9.05cm" svg:y2="12.4cm" draw:start-shape="id2" draw:start-glue-point="6" draw:end-shape="id3" draw:end-glue-point="4" svg:d="M8900 8700l150 3700" svg:viewBox="0 0 151 3701">
          <text:p text:style-name="P2">TAK</text:p>
        </draw:connector>
        <draw:connector draw:style-name="gr3" draw:text-style-name="P1" draw:layer="layout" svg:x1="15.4cm" svg:y1="14.35cm" svg:x2="8.9cm" svg:y2="3.937cm" draw:start-shape="id3" draw:start-glue-point="7" draw:end-shape="id2" draw:end-glue-point="4" svg:d="M15400 14350h502v-10915h-7002v502" svg:viewBox="0 0 7003 10916">
          <text:p text:style-name="P5">NIE</text:p>
        </draw:connector>
        <draw:custom-shape draw:style-name="gr6" draw:text-style-name="P6" xml:id="id1" draw:id="id1" draw:layer="layout" svg:width="3.9cm" svg:height="1.7cm" svg:x="8.4cm" svg:y="1.2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7" draw:text-style-name="P6" xml:id="id5" draw:id="id5" draw:layer="layout" svg:width="5.3cm" svg:height="2.2cm" svg:x="9.3cm" svg:y="25.8cm">
          <text:p text:style-name="P2">Koniec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09-27T21:50:03.502000000</dc:date>
    <meta:editing-duration>PT18M23S</meta:editing-duration>
    <meta:editing-cycles>7</meta:editing-cycles>
    <meta:generator>LibreOffice/6.0.2.1$Windows_x86 LibreOffice_project/f7f06a8f319e4b62f9bc5095aa112a65d2f3ac89</meta:generator>
    <meta:document-statistic meta:object-count="11"/>
  </office:meta>
</office:document-meta>
</file>